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0e0526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1c1360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324fab" style:font-size-asian="22pt" style:font-size-complex="22pt"/>
    </style:style>
    <style:style style:name="P4" style:family="paragraph" style:parent-style-name="Standard">
      <style:text-properties style:font-name="Century Schoolbook L" fo:font-size="22pt" officeooo:rsid="000c9da4" officeooo:paragraph-rsid="000c9da4" style:font-size-asian="22pt" style:font-size-complex="22pt"/>
    </style:style>
    <style:style style:name="P5" style:family="paragraph" style:parent-style-name="Standard">
      <style:paragraph-properties fo:text-align="justify" style:justify-single-word="false"/>
      <style:text-properties style:font-name="Century Schoolbook L" fo:font-size="22pt" fo:font-style="normal" fo:font-weight="normal" officeooo:rsid="00187a46" officeooo:paragraph-rsid="001de6cd" style:font-size-asian="22pt" style:font-style-asian="normal" style:font-weight-asian="normal" style:font-size-complex="2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0e0526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0f62f0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198991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1c1360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1c1360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1de6cd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226f1f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4pt" fo:font-style="normal" fo:font-weight="normal" officeooo:rsid="00187a46" officeooo:paragraph-rsid="001de6cd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paragraph-rsid="000e0526"/>
    </style:style>
    <style:style style:name="P15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3724ca" style:font-size-asian="14pt" style:font-size-complex="14pt"/>
    </style:style>
    <style:style style:name="T1" style:family="text">
      <style:text-properties style:font-name="Century Schoolbook L" fo:font-size="14pt" officeooo:rsid="000e0526" style:font-size-asian="14pt" style:font-size-complex="14pt"/>
    </style:style>
    <style:style style:name="T2" style:family="text">
      <style:text-properties style:font-name="Century Schoolbook L" fo:font-size="14pt" officeooo:rsid="000f62f0" style:font-size-asian="14pt" style:font-size-complex="14pt"/>
    </style:style>
    <style:style style:name="T3" style:family="text">
      <style:text-properties style:font-name="Century Schoolbook L" fo:font-size="14pt" officeooo:rsid="00104ea0" style:font-size-asian="14pt" style:font-size-complex="14pt"/>
    </style:style>
    <style:style style:name="T4" style:family="text">
      <style:text-properties style:font-name="Century Schoolbook L" fo:font-size="14pt" officeooo:rsid="00324fab" style:font-size-asian="14pt" style:font-size-complex="14pt"/>
    </style:style>
    <style:style style:name="T5" style:family="text">
      <style:text-properties style:font-name="Century Schoolbook L" fo:font-size="14pt" officeooo:rsid="0033395c" style:font-size-asian="14pt" style:font-size-complex="14pt"/>
    </style:style>
    <style:style style:name="T6" style:family="text">
      <style:text-properties style:font-name="Century Schoolbook L" fo:font-size="14pt" officeooo:rsid="003435be" style:font-size-asian="14pt" style:font-size-complex="14pt"/>
    </style:style>
    <style:style style:name="T7" style:family="text">
      <style:text-properties officeooo:rsid="000f62f0"/>
    </style:style>
    <style:style style:name="T8" style:family="text">
      <style:text-properties officeooo:rsid="00104ea0"/>
    </style:style>
    <style:style style:name="T9" style:family="text">
      <style:text-properties officeooo:rsid="00115d53"/>
    </style:style>
    <style:style style:name="T10" style:family="text">
      <style:text-properties officeooo:rsid="00129157"/>
    </style:style>
    <style:style style:name="T11" style:family="text">
      <style:text-properties style:font-name="Century Schoolbook L1" officeooo:rsid="00129157"/>
    </style:style>
    <style:style style:name="T12" style:family="text">
      <style:text-properties style:font-name="Century Schoolbook L1" fo:font-style="normal" fo:font-weight="normal" officeooo:rsid="00129157" style:font-style-asian="normal" style:font-weight-asian="normal" style:font-style-complex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29157" style:font-style-asian="italic" style:font-style-complex="italic"/>
    </style:style>
    <style:style style:name="T15" style:family="text">
      <style:text-properties fo:font-style="italic" officeooo:rsid="00148a5d" style:font-style-asian="italic" style:font-style-complex="italic"/>
    </style:style>
    <style:style style:name="T16" style:family="text">
      <style:text-properties fo:font-style="italic" officeooo:rsid="00226f1f" style:font-style-asian="italic" style:font-style-complex="italic"/>
    </style:style>
    <style:style style:name="T17" style:family="text">
      <style:text-properties fo:font-style="italic" officeooo:rsid="0028f63a" style:font-style-asian="italic" style:font-style-complex="italic"/>
    </style:style>
    <style:style style:name="T18" style:family="text">
      <style:text-properties fo:font-style="italic" fo:font-weight="normal" officeooo:rsid="00148a5d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de6cd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0fa2f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26f1f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2356fe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303b3a" style:font-style-asian="italic" style:font-weight-asian="normal" style:font-style-complex="italic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48a5d" style:font-weight-asian="bold" style:font-weight-complex="bold"/>
    </style:style>
    <style:style style:name="T26" style:family="text">
      <style:text-properties fo:font-weight="bold" officeooo:rsid="00226f1f" style:font-weight-asian="bold" style:font-weight-complex="bold"/>
    </style:style>
    <style:style style:name="T27" style:family="text">
      <style:text-properties officeooo:rsid="00148a5d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48a5d" style:font-style-asian="normal" style:font-style-complex="normal"/>
    </style:style>
    <style:style style:name="T30" style:family="text">
      <style:text-properties fo:font-style="normal" officeooo:rsid="00226f1f" style:font-style-asian="normal" style:font-style-complex="normal"/>
    </style:style>
    <style:style style:name="T31" style:family="text">
      <style:text-properties fo:font-style="normal" officeooo:rsid="00225637" style:font-style-asian="normal" style:font-style-complex="normal"/>
    </style:style>
    <style:style style:name="T32" style:family="text">
      <style:text-properties fo:font-style="normal" officeooo:rsid="0027f89c" style:font-style-asian="normal" style:font-style-complex="normal"/>
    </style:style>
    <style:style style:name="T33" style:family="text">
      <style:text-properties fo:font-style="normal" officeooo:rsid="0028f63a" style:font-style-asian="normal" style:font-style-complex="normal"/>
    </style:style>
    <style:style style:name="T34" style:family="text">
      <style:text-properties fo:font-style="normal" officeooo:rsid="00129157" style:font-style-asian="normal" style:font-style-complex="normal"/>
    </style:style>
    <style:style style:name="T35" style:family="text">
      <style:text-properties fo:font-style="normal" officeooo:rsid="00299a57" style:font-style-asian="normal" style:font-style-complex="normal"/>
    </style:style>
    <style:style style:name="T36" style:family="text">
      <style:text-properties fo:font-style="normal" officeooo:rsid="002b77f3" style:font-style-asian="normal" style:font-style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48a5d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74b95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187a46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1de6cd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1de730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fe335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0fa2f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226f1f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356fe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59644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60da3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bb004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da54e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f6d8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1de6cd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1de730" style:font-style-asian="normal" style:font-weight-asian="bold" style:font-style-complex="normal" style:font-weight-complex="bold"/>
    </style:style>
    <style:style style:name="T55" style:family="text">
      <style:text-properties officeooo:rsid="00198991"/>
    </style:style>
    <style:style style:name="T56" style:family="text">
      <style:text-properties officeooo:rsid="001c1360"/>
    </style:style>
    <style:style style:name="T57" style:family="text">
      <style:text-properties style:text-position="super 58%"/>
    </style:style>
    <style:style style:name="T58" style:family="text">
      <style:text-properties officeooo:rsid="001de6cd"/>
    </style:style>
    <style:style style:name="T59" style:family="text">
      <style:text-properties officeooo:rsid="00225637"/>
    </style:style>
    <style:style style:name="T60" style:family="text">
      <style:text-properties officeooo:rsid="0028f63a"/>
    </style:style>
    <style:style style:name="T61" style:family="text">
      <style:text-properties officeooo:rsid="00299a57"/>
    </style:style>
    <style:style style:name="T62" style:family="text">
      <style:text-properties officeooo:rsid="00303b3a"/>
    </style:style>
    <style:style style:name="T63" style:family="text">
      <style:text-properties officeooo:rsid="00313177"/>
    </style:style>
    <style:style style:name="T64" style:family="text">
      <style:text-properties officeooo:rsid="00324fab"/>
    </style:style>
    <style:style style:name="T65" style:family="text">
      <style:text-properties officeooo:rsid="003435be"/>
    </style:style>
    <style:style style:name="T66" style:family="text">
      <style:text-properties officeooo:rsid="00345731"/>
    </style:style>
    <style:style style:name="T67" style:family="text">
      <style:text-properties officeooo:rsid="0035a1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eVue Layout <text:span text:style-name="T64">and Cylinder</text:span> Scripts</text:p>
      <text:p text:style-name="P4"/>
      <text:p text:style-name="P6">This document describes the contents and forms of Layout Scripts <text:span text:style-name="T64">and Cylinder</text:span> Scripts as used with the pipeVue program. <text:s/>Layout Scripts tell pipeVue the locations of posts it should generate. <text:s/><text:span text:style-name="T64">Cylinder</text:span> Scripts tell it where to draw cylinders between posts.</text:p>
      <text:p text:style-name="P9"/>
      <text:p text:style-name="P9">Note, <text:span text:style-name="T56">the layout and </text:span>cylinder<text:span text:style-name="T56">s</text:span> <text:span text:style-name="T56">scripts that </text:span>pipeVue <text:span text:style-name="T56">uses are selected in accord with command-line parameter values. <text:s/>I</text:span>f the first parameter is a valid integer k (or blank, <text:span text:style-name="T56">which means</text:span> k=0), <text:span text:style-name="T56">then</text:span> pipeVue uses the k<text:span text:style-name="T57">th </text:span>built-in script set. <text:s/><text:span text:style-name="T56">Each </text:span>built-in script set<text:span text:style-name="T56"> contains a </text:span>layout script and <text:span text:style-name="T56">a</text:span> <text:s/>cylinder<text:span text:style-name="T56">s</text:span> script. <text:s/><text:span text:style-name="T56">Otherwise,</text:span> the first parameter should be the name of a file containing <text:span text:style-name="T56">such</text:span> script<text:span text:style-name="T56">s</text:span>. <text:span text:style-name="T56"><text:s text:c="2"/>In a script file, lines of form `=xd` are section separator lines, where x is L or C for layoutscript or </text:span>cylinder<text:span text:style-name="T56"> script, and d is don’t-care text. <text:s/>Lines before the first separator line are comment lines. <text:s/>For examples, see `eg-pentagon-script`.</text:span></text:p>
      <text:p text:style-name="P6"/>
      <text:p text:style-name="P2">Layout Scripts</text:p>
      <text:p text:style-name="P10">A layout script consists of a series of entries separated by semicolons. <text:s/>There are <text:span text:style-name="T58">several </text:span>kinds of entries: Polygon; Rectangle grid; Triangle grid; <text:span text:style-name="T58">Line of points; Collection of x,y,z points; and Base point</text:span>. <text:s/>Each entry begins with a letter, <text:span text:style-name="T59">B, C, L, </text:span>P, <text:span text:style-name="T27">R,</text:span> <text:span text:style-name="T59">or T t</text:span>o designate its type. <text:s/><text:span text:style-name="T61">Note: pipeVue applies a scale factor to all the location data (coordinates and radii) when producing output. The scale factor is </text:span><text:span text:style-name="T35">given by</text:span><text:span text:style-name="T34"> command line parameter</text:span><text:span text:style-name="T35"> SF </text:span><text:span text:style-name="T36">and its </text:span><text:span text:style-name="T34">default value </text:span><text:span text:style-name="T36">is</text:span><text:span text:style-name="T35"> </text:span><text:span text:style-name="T34">100.</text:span></text:p>
      <text:p text:style-name="P10"/>
      <text:p text:style-name="P12">Each <text:span text:style-name="T26">base point</text:span> entry has three parameters: <text:span text:style-name="T16">x,y,z,</text:span><text:span text:style-name="T30"> which specify an anchor point, or base point, denoted </text:span><text:span text:style-name="T16">BP</text:span><text:span text:style-name="T30">, for use when treating </text:span><text:span text:style-name="T31">C, L, </text:span><text:span text:style-name="T28">P, </text:span><text:span text:style-name="T29">R,</text:span><text:span text:style-name="T28"> </text:span><text:span text:style-name="T31">or T </text:span><text:span text:style-name="T30">entries. <text:s/>By default </text:span><text:span text:style-name="T16">BP</text:span><text:span text:style-name="T30"> <text:s/>is (0,0,0). <text:s/></text:span><text:span text:style-name="T32">Example: <text:s/></text:span><text:span text:style-name="T29">"</text:span><text:span text:style-name="T32">B</text:span><text:span text:style-name="T29"> 5.7, 2.2, 1.5;" </text:span><text:span text:style-name="T32">sets </text:span><text:span text:style-name="T16">BP</text:span><text:span text:style-name="T32"> <text:s/>to (</text:span><text:span text:style-name="T29">5.7, 2.2, 1.5</text:span><text:span text:style-name="T32">).</text:span></text:p>
      <text:p text:style-name="P12"/>
      <text:p text:style-name="P12"><text:span text:style-name="T28">Each </text:span><text:span text:style-name="T52">polygon</text:span><text:span text:style-name="T28"> entry has three parameters, </text:span><text:span text:style-name="T17">n, r, a0.</text:span><text:span text:style-name="T33"> <text:s/></text:span><text:span text:style-name="T13">n</text:span> <text:span text:style-name="T60">is </text:span>corner <text:span text:style-name="T63">count</text:span>; <text:span text:style-name="T14">r</text:span><text:span text:style-name="T10"> is radius from </text:span><text:span text:style-name="T16">BP</text:span><text:span text:style-name="T10"> <text:s/>to corners; and </text:span><text:span text:style-name="T14">a0</text:span><text:span text:style-name="T10"> is the angle from </text:span><text:span text:style-name="T16">BP</text:span><text:span text:style-name="T10"> <text:s/>to the first corner, in degrees CCW from the positive x axis. Post numbers increase going CCW. For example, "P5,1,0;" denotes a pentagon of posts with radius 1 (before scaling). <text:s/>As another example, "P12, 3.37, 11.5;" denotes a 12-gon of radius 3.37, rotated 11.5</text:span><text:span text:style-name="T11">˚</text:span><text:span text:style-name="T10"> CCW.</text:span></text:p>
      <text:p text:style-name="P10"/>
      <text:p text:style-name="P10">Each <text:span text:style-name="T25">r</text:span><text:span text:style-name="T24">ectangle grid</text:span> entry has <text:span text:style-name="T27">four</text:span> parameters, <text:span text:style-name="T23">r, c,</text:span><text:span text:style-name="T19"> dx, dy.</text:span> <text:s/><text:span text:style-name="T62">Integers </text:span><text:span text:style-name="T15">r</text:span><text:span text:style-name="T27"> and </text:span><text:span text:style-name="T15">c</text:span> <text:span text:style-name="T62">are the</text:span> number of <text:span text:style-name="T27">rows and columns to generate; decimals </text:span><text:span text:style-name="T18">dx</text:span><text:span text:style-name="T27"> and </text:span><text:span text:style-name="T15">dy</text:span><text:span text:style-name="T27"> are the width and height between columns and rows. <text:s/>Example: "R 5, 7, 2.2, 1.5;" makes a rectangular grid of posts, with five rows and seven columns, with columns spaced 2.2 apart and rows spaced 1.5 apart (before scaling). <text:s/></text:span><text:span text:style-name="T25">Note: for r</text:span><text:span text:style-name="T24">ectangle</text:span><text:span text:style-name="T25"> and </text:span><text:span text:style-name="T24">t</text:span><text:span text:style-name="T25">ri</text:span><text:span text:style-name="T24">angle</text:span><text:span text:style-name="T25"> grids</text:span><text:span text:style-name="T27">, p</text:span><text:span text:style-name="T50">o</text:span><text:span text:style-name="T45">ints </text:span><text:span text:style-name="T50">in the same row have consecutive</text:span><text:span text:style-name="T45"> number</text:span><text:span text:style-name="T50">s.</text:span><text:span text:style-name="T45"> </text:span><text:span text:style-name="T51">A grid’s</text:span><text:span text:style-name="T45"> first point </text:span><text:span text:style-name="T51">is </text:span><text:span text:style-name="T45">at</text:span><text:span text:style-name="T10"> </text:span><text:span text:style-name="T16">BP</text:span><text:span text:style-name="T45">, </text:span><text:span text:style-name="T50">the second </text:span><text:span text:style-name="T51">is</text:span><text:span text:style-name="T50"> at </text:span><text:span text:style-name="T21">BP</text:span><text:span text:style-name="T50">+</text:span><text:soft-page-break/><text:span text:style-name="T50">(dx,0,0), and so forth.</text:span></text:p>
      <text:p text:style-name="P10"/>
      <text:p text:style-name="P11">Each <text:span text:style-name="T24">t</text:span><text:span text:style-name="T25">ri</text:span><text:span text:style-name="T24">angle grid</text:span> entry has <text:span text:style-name="T27">four</text:span> parameters, <text:span text:style-name="T23">r, c,</text:span><text:span text:style-name="T19"> dx, dy,</text:span> <text:span text:style-name="T62">where</text:span> <text:span text:style-name="T15">r</text:span><text:span text:style-name="T27"> and </text:span><text:span text:style-name="T15">c</text:span> <text:span text:style-name="T62">are the</text:span> number of <text:span text:style-name="T27">rows and columns to generate and </text:span><text:span text:style-name="T18">dx</text:span><text:span text:style-name="T27">, </text:span><text:span text:style-name="T15">dy</text:span><text:span text:style-name="T27"> are width and height between columns and rows. <text:s/>Even-numbered rows have one fewer points than do odd-numbered rows. <text:s/>Thus, row 0 has </text:span><text:span text:style-name="T15">r</text:span><text:span text:style-name="T27"> posts in it, row 1 has </text:span><text:span text:style-name="T15">r</text:span><text:span text:style-name="T29">+1,</text:span><text:span text:style-name="T27"> row 2 has </text:span><text:span text:style-name="T15">r,</text:span><text:span text:style-name="T27"> and so forth, giving </text:span><text:span text:style-name="T15">rc</text:span><text:span text:style-name="T27">+(</text:span><text:span text:style-name="T15">r</text:span><text:span text:style-name="T27">//2) points in all. <text:s/>Even-numbered rows are offset by <text:s/></text:span><text:span text:style-name="T18">dx</text:span><text:span text:style-name="T38">/</text:span><text:span text:style-name="T39">2 relative to odd-numbered rows.</text:span><text:span text:style-name="T38"> <text:s/>Example: "</text:span><text:span text:style-name="T40">T5, 5, 1, 0.866</text:span><text:span text:style-name="T38">" </text:span><text:span text:style-name="T40">produces 27 posts </text:span><text:span text:style-name="T47">(</text:span><text:span text:style-name="T40">27</text:span><text:span text:style-name="T47">=</text:span><text:span text:style-name="T48">5</text:span><text:span text:style-name="T12">·</text:span><text:span text:style-name="T47">5+</text:span><text:span text:style-name="T48">5//2</text:span><text:span text:style-name="T47">)</text:span><text:span text:style-name="T40"> that are on a grid of equilateral triangles </text:span><text:span text:style-name="T49">with</text:span><text:span text:style-name="T40"> unit si</text:span><text:span text:style-name="T49">d</text:span><text:span text:style-name="T40">e.</text:span></text:p>
      <text:p text:style-name="P13"/>
      <text:p text:style-name="P11"><text:span text:style-name="T37">Each </text:span><text:span text:style-name="T52">l</text:span><text:span text:style-name="T53">ine</text:span><text:span text:style-name="T52"> </text:span><text:span text:style-name="T53">of points</text:span><text:span text:style-name="T37"> entry has </text:span><text:span text:style-name="T45">four</text:span><text:span text:style-name="T37"> parameters: <text:s/></text:span><text:span text:style-name="T19">n, dx, dy, d</text:span><text:span text:style-name="T20">z</text:span><text:span text:style-name="T19">.</text:span><text:span text:style-name="T41"> <text:s text:c="2"/></text:span><text:span text:style-name="T19">n </text:span><text:span text:style-name="T41">is the number of points in the line. <text:s/></text:span><text:span text:style-name="T45">T</text:span><text:span text:style-name="T41">he first point in the line </text:span><text:span text:style-name="T45">is at </text:span><text:span text:style-name="T21">BP </text:span><text:span text:style-name="T45">and</text:span><text:span text:style-name="T41"> (</text:span><text:span text:style-name="T19">dx,dy,d</text:span><text:span text:style-name="T20">z</text:span><text:span text:style-name="T41">) is the x,y,</text:span><text:span text:style-name="T44">z</text:span><text:span text:style-name="T41"> step between </text:span><text:span text:style-name="T46">consecutive </text:span><text:span text:style-name="T41">points. <text:s/></text:span><text:span text:style-name="T42">Example: </text:span><text:span text:style-name="T45">If </text:span><text:span text:style-name="T21">BP </text:span><text:span text:style-name="T45">is (</text:span><text:span text:style-name="T42">2, -2, .</text:span><text:span text:style-name="T44">2</text:span><text:span text:style-name="T45">), </text:span><text:span text:style-name="T46">then </text:span><text:span text:style-name="T42">`L</text:span><text:span text:style-name="T43">4</text:span><text:span text:style-name="T42"> </text:span><text:span text:style-name="T43">3</text:span><text:span text:style-name="T42">,</text:span><text:span text:style-name="T43">1,.</text:span><text:span text:style-name="T44">01</text:span><text:span text:style-name="T42">;` makes posts at (</text:span><text:span text:style-name="T43">2</text:span><text:span text:style-name="T42">, -</text:span><text:span text:style-name="T43">2, </text:span><text:span text:style-name="T44">0</text:span><text:span text:style-name="T43">.</text:span><text:span text:style-name="T44">2</text:span><text:span text:style-name="T42">); (</text:span><text:span text:style-name="T43">5</text:span><text:span text:style-name="T42">, -</text:span><text:span text:style-name="T51">1</text:span><text:span text:style-name="T43">, </text:span><text:span text:style-name="T44">0</text:span><text:span text:style-name="T43">.</text:span><text:span text:style-name="T44">21</text:span><text:span text:style-name="T42">); (</text:span><text:span text:style-name="T43">8</text:span><text:span text:style-name="T42">, </text:span><text:span text:style-name="T51">0</text:span><text:span text:style-name="T43">, </text:span><text:span text:style-name="T44">0</text:span><text:span text:style-name="T43">.</text:span><text:span text:style-name="T44">22</text:span><text:span text:style-name="T42">); (</text:span><text:span text:style-name="T43">11</text:span><text:span text:style-name="T42">, </text:span><text:span text:style-name="T51">1</text:span><text:span text:style-name="T43">, </text:span><text:span text:style-name="T44">0</text:span><text:span text:style-name="T43">.</text:span><text:span text:style-name="T44">23</text:span><text:span text:style-name="T42">).</text:span></text:p>
      <text:p text:style-name="P11"/>
      <text:p text:style-name="P11"><text:span text:style-name="T41">Each </text:span><text:span text:style-name="T54">collection o</text:span><text:span text:style-name="T53">f points</text:span><text:span text:style-name="T41"> entry </text:span><text:span text:style-name="T43">has a list</text:span><text:span text:style-name="T42"> of x,y,</text:span><text:span text:style-name="T46">z</text:span><text:span text:style-name="T42"> </text:span><text:span text:style-name="T43">va</text:span><text:span text:style-name="T42">l</text:span><text:span text:style-name="T43">u</text:span><text:span text:style-name="T42">es, </text:span><text:span text:style-name="T43">and </text:span><text:span text:style-name="T42">a semicolon terminat</text:span><text:span text:style-name="T43">or</text:span><text:span text:style-name="T42">. <text:s/></text:span><text:span text:style-name="T46">For each x,y,z value, a post is produced at </text:span><text:span text:style-name="T22">BP</text:span><text:span text:style-name="T46">+(x,y,z). </text:span><text:span text:style-name="T42"><text:s/>Example: </text:span><text:span text:style-name="T46">If BP is (</text:span><text:span text:style-name="T47">0.</text:span><text:span text:style-name="T46">1, 0.</text:span><text:span text:style-name="T47">2</text:span><text:span text:style-name="T46">, 0.</text:span><text:span text:style-name="T47">3</text:span><text:span text:style-name="T46">), then </text:span><text:span text:style-name="T42">`</text:span><text:span text:style-name="T43">C 1</text:span><text:span text:style-name="T42">,</text:span><text:span text:style-name="T43">1,</text:span><text:span text:style-name="T47">1</text:span><text:span text:style-name="T46">, </text:span><text:span text:style-name="T43"><text:s/>4,4,</text:span><text:span text:style-name="T46">1,</text:span><text:span text:style-name="T43"> 5,6,</text:span><text:span text:style-name="T47">7</text:span><text:span text:style-name="T43"> </text:span><text:span text:style-name="T47">7,</text:span><text:span text:style-name="T43">11,</text:span><text:span text:style-name="T47">1</text:span><text:span text:style-name="T46">3</text:span><text:span text:style-name="T42">;` makes posts at (</text:span><text:span text:style-name="T47">1</text:span><text:span text:style-name="T43">.</text:span><text:span text:style-name="T47">1</text:span><text:span text:style-name="T43">, 1.</text:span><text:span text:style-name="T47">2</text:span><text:span text:style-name="T42">, </text:span><text:span text:style-name="T47">1</text:span><text:span text:style-name="T43">.</text:span><text:span text:style-name="T47">3</text:span><text:span text:style-name="T43">);</text:span><text:span text:style-name="T42"> (</text:span><text:span text:style-name="T47">4.1</text:span><text:span text:style-name="T42">, </text:span><text:span text:style-name="T43">4.</text:span><text:span text:style-name="T47">2</text:span><text:span text:style-name="T42">, </text:span><text:span text:style-name="T46">1</text:span><text:span text:style-name="T43">.</text:span><text:span text:style-name="T47">3</text:span><text:span text:style-name="T42">); (</text:span><text:span text:style-name="T47">5.1</text:span><text:span text:style-name="T42">, </text:span><text:span text:style-name="T43">6.</text:span><text:span text:style-name="T47">2</text:span><text:span text:style-name="T42">, </text:span><text:span text:style-name="T47">7</text:span><text:span text:style-name="T43">.</text:span><text:span text:style-name="T47">3</text:span><text:span text:style-name="T42">); </text:span><text:span text:style-name="T47">and </text:span><text:span text:style-name="T42">(</text:span><text:span text:style-name="T47">7.1</text:span><text:span text:style-name="T42">, </text:span><text:span text:style-name="T47">11</text:span><text:span text:style-name="T43">.</text:span><text:span text:style-name="T47">2</text:span><text:span text:style-name="T42">, </text:span><text:span text:style-name="T47">13</text:span><text:span text:style-name="T43">.</text:span><text:span text:style-name="T47">3</text:span><text:span text:style-name="T42">), </text:span><text:span text:style-name="T43">in order</text:span><text:span text:style-name="T42">.</text:span></text:p>
      <text:p text:style-name="P5"/>
      <text:p text:style-name="P3"><text:span text:style-name="T64">Cylinder</text:span> Scripts</text:p>
      <text:p text:style-name="P14"><text:span text:style-name="T1">A </text:span><text:span text:style-name="T4">Cylinder</text:span><text:span text:style-name="T1"> Script is a string of </text:span><text:span text:style-name="T2">entries, each</text:span><text:span text:style-name="T1"> specif</text:span><text:span text:style-name="T2">ying one </text:span><text:span text:style-name="T1">cylinder. <text:s/>Each entry </text:span><text:span text:style-name="T2">is </text:span><text:span text:style-name="T1">composed of optional &lt;color&gt;, &lt;diam&gt;, &lt;</text:span><text:span text:style-name="T3">post</text:span><text:span text:style-name="T1">&gt;, and &lt;</text:span><text:span text:style-name="T3">level</text:span><text:span text:style-name="T1">&gt; elements, </text:span><text:span text:style-name="T5">and</text:span><text:span text:style-name="T1"> is </text:span><text:span text:style-name="T6">comple</text:span><text:span text:style-name="T1">ted by a semicolon, </text:span><text:span text:style-name="T2">as explained below</text:span><text:span text:style-name="T1">. <text:s text:c="2"/></text:span><text:span text:style-name="T2">Here is an example script which draws four thin differently-colored horizontal cylinders at different levels: </text:span><text:span text:style-name="T1">"</text:span><text:span text:style-name="T2">q</text:span><text:span text:style-name="T1">G</text:span><text:span text:style-name="T2"> </text:span><text:span text:style-name="T1">0a1</text:span><text:span text:style-name="T2">a</text:span><text:span text:style-name="T1">; </text:span><text:span text:style-name="T2">R2bb3; C4cc5; M6dd7;</text:span><text:span text:style-name="T1">". <text:s/></text:span><text:span text:style-name="T3">In this example, </text:span><text:span text:style-name="T1">"</text:span><text:span text:style-name="T2">R2bb3;</text:span><text:span text:style-name="T1">" </text:span><text:span text:style-name="T3">specifies a red cylinder of thickness q from level b of post 2 to level b of post 3.</text:span></text:p>
      <text:p text:style-name="P6"/>
      <text:p text:style-name="P6"><text:s/>&lt;color&gt; is one of G, Y, R, B, C, or M for green, yellow, red, blue, cyan, magenta.</text:p>
      <text:p text:style-name="P6"/>
      <text:p text:style-name="P6">&lt;diam&gt; is p or q, where (by default) p is thick, q is thin.</text:p>
      <text:p text:style-name="P6"/>
      <text:p text:style-name="P6">Each <text:span text:style-name="T9">entry</text:span> <text:span text:style-name="T9">allows optional</text:span> &lt;post&gt; <text:span text:style-name="T8">numbers and optional</text:span> &lt;level&gt; <text:span text:style-name="T8">codes</text:span>, <text:span text:style-name="T8">that is,</text:span> a letter (a-e) for a level on a post. <text:s/>Level a is low, e is high, and others are spread <text:span text:style-name="T7">p</text:span>roportionally between. <text:s/><text:span text:style-name="T8">For example, </text:span>"<text:span text:style-name="T8">14b26c;</text:span>" <text:span text:style-name="T8">specifies a <text:s/></text:span>cylinder <text:span text:style-name="T8">from level b on post 14 to level c on post 26, using whatever color and diameter were previously specified.</text:span> <text:s/><text:span text:style-name="T9">As another example, </text:span>"<text:span text:style-name="T9">7e;</text:span>" <text:span text:style-name="T8">specifies a <text:s/></text:span>cylinder <text:span text:style-name="T8">to level e on post 7, from the most recently given post and level, using previously specified color and diameter. </text:span></text:p>
      <text:p text:style-name="P7"/>
      <text:p text:style-name="P15"><text:soft-page-break/>The semicolon after <text:span text:style-name="T7">a </text:span>cylinder<text:span text:style-name="T67">s entry </text:span>is required punctuation. <text:s/>When a semicolon <text:s/>appears, a cylinder is produced. <text:s/><text:span text:style-name="T67">Ordinarily</text:span>, <text:span text:style-name="T65">the cylinder </text:span>us<text:span text:style-name="T65">es</text:span> the most recent post numbers, levels, color, and diameter. <text:s/><text:span text:style-name="T66">But if the entry just concluded had no levels or post numbers in it, a special action occurs: the latest post numbers are each incremented by 1 before the cylinder is drawn. <text:s/>This allows writing </text:span>"<text:span text:style-name="T65">1,11;;;;;</text:span>" <text:span text:style-name="T66">instead of </text:span>"<text:span text:style-name="T65">1,11; 2,12; 3,13; 4,14; 5,15;</text:span>", <text:span text:style-name="T67">or writing </text:span>"<text:span text:style-name="T66">1,2;;;;1;</text:span>" <text:span text:style-name="T66">instead of </text:span>"<text:span text:style-name="T66">1,2;3;4;5;1;</text:span>", <text:span text:style-name="T67">which in turn is equivalent to </text:span>"<text:span text:style-name="T66">1,2; 2,3; 3,4; 4,5; 5,1;</text:span>".</text:p>
      <text:p text:style-name="P15"/>
      <text:p text:style-name="P15"><text:span text:style-name="T66">A special character </text:span>"/" <text:span text:style-name="T66">also is allowed in </text:span>cylinder<text:span text:style-name="T67">s entries. The slash0 is shorthand for swapping the two most recent levels. <text:s/>This allows writing, for example, </text:span>"<text:span text:style-name="T66">ae1,2;/;/;/;/1;</text:span>" <text:span text:style-name="T66">instead of </text:span>"<text:span text:style-name="T66">ae1,2;a3;e4;a5;e1;</text:span>".</text:p>
      <text:p text:style-name="P7"/>
      <text:p text:style-name="P7"><text:span text:style-name="T7">M</text:span>ost elements are optional within each entry, and elements not given remain as previously specified. <text:s/>For example, the specification "Ccc0,1;2;3;4;" draws four cyan-colored cylinders, in a chain from post 0 to 1 to 2 to 3 to 4, with all <text:span text:style-name="T7">cylinder-</text:span>ends at level c. <text:span text:style-name="T9">As another example, </text:span>"qCab0,1;c;d;e;" <text:span text:style-name="T9">draws four thin cylinders between posts 0 and 1, going from 0a to 1b; from 0b to 1c; from 0c to 1d; and from 0d to 1e.</text:span></text:p>
      <text:p text:style-name="P7"/>
      <text:p text:style-name="P8"><text:span text:style-name="T55">I</text:span>nitial defaults <text:span text:style-name="T55">for c</text:span>olor, thickness, level, and <text:span text:style-name="T55">post </text:span>are G, p, a, <text:span text:style-name="T55">0</text:span>. <text:s/>White space and characters <text:span text:style-name="T7">not listed above </text:span>are ignored, except that they delimit post numbers. For example, the entries quoted in the following set are equivalent: { "Gp0a1e;" "pG0ae1;" "ae0Gp1;"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9in" fo:margin-bottom="0.9in" fo:margin-left="0.9in" fo:margin-right="0.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7:08:47.603414186</meta:creation-date>
    <dc:date>2020-02-11T13:59:17.655586633</dc:date>
    <meta:editing-duration>PT11H12M14S</meta:editing-duration>
    <meta:editing-cycles>14</meta:editing-cycles>
    <meta:generator>LibreOffice/6.1.6.3$Linux_X86_64 LibreOffice_project/10$Build-3</meta:generator>
    <meta:print-date>2020-02-09T20:22:06.416268918</meta:print-date>
    <meta:document-statistic meta:table-count="0" meta:image-count="0" meta:object-count="0" meta:page-count="3" meta:paragraph-count="20" meta:word-count="1104" meta:character-count="6395" meta:non-whitespace-character-count="5254"/>
  </office:meta>
</office:document-meta>
</file>